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1.406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List Price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string" table:number-columns-spanned="2" table:number-rows-spanned="1">
            <text:p>Euro</text:p>
          </table:table-cell>
          <table:covered-table-cell/>
        </table:table-row>
        <table:table-row table:style-name="ro1">
          <table:table-cell/>
          <table:table-cell office:value-type="string">
            <text:p>Category Discoun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1]*[.C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al Discoun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([.F1]-[.E2])*[.C3]" office:value-type="float" office:value="90">
            <text:p>90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iscount</text:p>
          </table:table-cell>
          <table:table-cell table:style-name="ce1" table:formula="of:=[.C2]+[.C3]-[.C2]*[.C3]" office:value-type="percentage" office:value="0.19">
            <text:p>19,00%</text:p>
          </table:table-cell>
          <table:table-cell table:style-name="ce1" office:value-type="string">
            <text:p>%</text:p>
          </table:table-cell>
          <table:table-cell table:formula="of:=[.F1]*[.C4]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Purchase Price</text:p>
          </table:table-cell>
          <table:table-cell table:number-columns-repeated="4"/>
          <table:table-cell table:formula="of:=[.F1]*(1-[.C4])" office:value-type="float" office:value="810">
            <text:p>8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5]*[.C6]" office:value-type="float" office:value="81">
            <text:p>8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Base Duty Price</text:p>
          </table:table-cell>
          <table:table-cell/>
          <table:table-cell table:style-name="ce1" table:number-columns-repeated="2"/>
          <table:table-cell/>
          <table:table-cell table:formula="of:=[.F5]+[.E6]" office:value-type="float" office:value="891">
            <text:p>8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s duty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7]*[.C8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Excise duty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7]*[.C9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uties</text:p>
          </table:table-cell>
          <table:table-cell table:style-name="ce1" table:formula="of:=[.C8]+[.C9]" office:value-type="percentage" office:value="0.2">
            <text:p>20,00%</text:p>
          </table:table-cell>
          <table:table-cell table:style-name="ce1" office:value-type="string">
            <text:p>%</text:p>
          </table:table-cell>
          <table:table-cell table:formula="of:=[.F7]*[.C10]" office:value-type="float" office:value="178.2">
            <text:p>178,2</text:p>
          </table:table-cell>
          <table:table-cell table:number-columns-repeated="3"/>
        </table:table-row>
        <table:table-row table:style-name="ro1">
          <table:table-cell office:value-type="string">
            <text:p>Cost Price</text:p>
          </table:table-cell>
          <table:table-cell table:number-columns-repeated="4"/>
          <table:table-cell table:formula="of:=[.F7]*(1+[.C10])" office:value-type="float" office:value="1069.2">
            <text:p>1069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tegory Profi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tional Profi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number-columns-repeated="2"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Profit</text:p>
          </table:table-cell>
          <table:table-cell table:style-name="ce1" table:formula="of:=[.C12]+[.C13]" office:value-type="percentage" office:value="0.2">
            <text:p>20,00%</text:p>
          </table:table-cell>
          <table:table-cell table:style-name="ce1" office:value-type="string">
            <text:p>%</text:p>
          </table:table-cell>
          <table:table-cell table:formula="of:=[.F11]*[.C14]/(1-[.C14])" office:value-type="float" office:value="267.3">
            <text:p>267,3</text:p>
          </table:table-cell>
          <table:table-cell table:number-columns-repeated="3"/>
        </table:table-row>
        <table:table-row table:style-name="ro1">
          <table:table-cell office:value-type="string">
            <text:p>Sales Price</text:p>
          </table:table-cell>
          <table:table-cell table:number-columns-repeated="4"/>
          <table:table-cell table:formula="of:=[.F11]/(1-[.C14])" office:value-type="float" office:value="1336.5">
            <text:p>1336,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ategory Discount</text:p>
          </table:table-cell>
          <table:table-cell table:number-columns-repeated="7"/>
        </table:table-row>
        <table:table-row table:style-name="ro1">
          <table:table-cell office:value-type="string">
            <text:p>Category Profit</text:p>
          </table:table-cell>
          <table:table-cell table:number-columns-repeated="7"/>
        </table:table-row>
        <table:table-row table:style-name="ro1">
          <table:table-cell office:value-type="string">
            <text:p>Category Transport</text:p>
          </table:table-cell>
          <table:table-cell table:number-columns-repeated="7"/>
        </table:table-row>
        <table:table-row table:style-name="ro1">
          <table:table-cell office:value-type="string">
            <text:p>Category Customs duty</text:p>
          </table:table-cell>
          <table:table-cell table:number-columns-repeated="7"/>
        </table:table-row>
        <table:table-row table:style-name="ro1">
          <table:table-cell office:value-type="string">
            <text:p>Category Excise duty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>
            <text:p>Category</text:p>
          </table:table-cell>
          <table:table-cell/>
          <table:table-cell office:value-type="string">
            <text:p>Product</text:p>
          </table:table-cell>
          <table:table-cell office:value-type="string">
            <text:p>Percent</text:p>
          </table:table-cell>
          <table:table-cell office:value-type="string">
            <text:p>Value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>
            <text:p>List Price</text:p>
          </table:table-cell>
          <table:table-cell table:number-columns-repeated="6"/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scount</text:p>
          </table:table-cell>
          <table:table-cell table:style-name="ce1" office:value-type="percentage" office:value="0.1">
            <text:p>10,00%</text:p>
          </table:table-cell>
          <table:table-cell office:value-type="string">
            <text:p>C+P-C*P</text:p>
          </table:table-cell>
          <table:table-cell table:style-name="ce1" office:value-type="percentage" office:value="0.1">
            <text:p>10,00%</text:p>
          </table:table-cell>
          <table:table-cell table:style-name="ce1" table:formula="of:=[.C3]+[.E3]-[.C3]*[.E3]" office:value-type="percentage" office:value="0.19">
            <text:p>19,00%</text:p>
          </table:table-cell>
          <table:table-cell table:formula="of:=[.H2]*[.F3]" office:value-type="float" office:value="190">
            <text:p>190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Purchase Price</text:p>
          </table:table-cell>
          <table:table-cell table:number-columns-repeated="6"/>
          <table:table-cell table:formula="of:=[.H2]-[.G3]" office:value-type="float" office:value="810">
            <text:p>8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</text:p>
          </table:table-cell>
          <table:table-cell table:style-name="ce1" office:value-type="percentage" office:value="0.1">
            <text:p>10,00%</text:p>
          </table:table-cell>
          <table:table-cell office:value-type="string">
            <text:p>or</text:p>
          </table:table-cell>
          <table:table-cell table:style-name="ce1" office:value-type="percentage" office:value="0.1">
            <text:p>10,00%</text:p>
          </table:table-cell>
          <table:table-cell table:formula="of:=[.E5]" office:value-type="percentage" office:value="0.1">
            <text:p>10,00%</text:p>
          </table:table-cell>
          <table:table-cell table:formula="of:=[.H4]*[.F5]" office:value-type="float" office:value="81">
            <text:p>8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Base Duty Price</text:p>
          </table:table-cell>
          <table:table-cell table:number-columns-repeated="6"/>
          <table:table-cell table:formula="of:=[.H4]+[.G5]" office:value-type="float" office:value="891">
            <text:p>8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s duty</text:p>
          </table:table-cell>
          <table:table-cell table:style-name="ce1" office:value-type="percentage" office:value="0.1">
            <text:p>10,00%</text:p>
          </table:table-cell>
          <table:table-cell office:value-type="string">
            <text:p>or</text:p>
          </table:table-cell>
          <table:table-cell table:style-name="ce1" office:value-type="percentage" office:value="0.1">
            <text:p>10,00%</text:p>
          </table:table-cell>
          <table:table-cell table:formula="of:=[.E7]" office:value-type="percentage" office:value="0.1">
            <text:p>10,00%</text:p>
          </table:table-cell>
          <table:table-cell table:formula="of:=[.H6]*[.F7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Excise duty</text:p>
          </table:table-cell>
          <table:table-cell table:style-name="ce1" office:value-type="percentage" office:value="0.1">
            <text:p>10,00%</text:p>
          </table:table-cell>
          <table:table-cell office:value-type="string">
            <text:p>or</text:p>
          </table:table-cell>
          <table:table-cell table:style-name="ce1" office:value-type="percentage" office:value="0.1">
            <text:p>10,00%</text:p>
          </table:table-cell>
          <table:table-cell table:formula="of:=[.E8]" office:value-type="percentage" office:value="0.1">
            <text:p>10,00%</text:p>
          </table:table-cell>
          <table:table-cell table:formula="of:=[.H6]*[.F8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Cost Price</text:p>
          </table:table-cell>
          <table:table-cell table:number-columns-repeated="6"/>
          <table:table-cell table:formula="of:=[.H6]+[.G7]+[.G8]" office:value-type="float" office:value="1069.2">
            <text:p>1069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fit</text:p>
          </table:table-cell>
          <table:table-cell table:style-name="ce1" office:value-type="percentage" office:value="0.1">
            <text:p>10,00%</text:p>
          </table:table-cell>
          <table:table-cell office:value-type="string">
            <text:p>+</text:p>
          </table:table-cell>
          <table:table-cell table:style-name="ce1" office:value-type="percentage" office:value="0.1">
            <text:p>10,00%</text:p>
          </table:table-cell>
          <table:table-cell table:formula="of:=[.C10]+[.E10]" office:value-type="percentage" office:value="0.2">
            <text:p>20,00%</text:p>
          </table:table-cell>
          <table:table-cell table:formula="of:=[.H9]*[.F10]/(1-[.F10])" office:value-type="float" office:value="267.3">
            <text:p>267,3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Sales Price</text:p>
          </table:table-cell>
          <table:table-cell table:number-columns-repeated="6"/>
          <table:table-cell table:formula="of:=[.H9]/(1-[.F10])" office:value-type="float" office:value="1336.5">
            <text:p>1336,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2">22.03.2009</text:date>, <text:time>21:3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roslav Nachev</meta:initial-creator>
    <meta:creation-date>2009-03-15T20:48:30.71</meta:creation-date>
    <dc:date>2009-03-22T21:31:13.37</dc:date>
    <dc:creator>Miroslav Nachev</dc:creator>
    <meta:editing-duration>PT08H58M21S</meta:editing-duration>
    <meta:editing-cycles>66</meta:editing-cycles>
    <meta:generator>OpenOffice.org/3.0$Win32 OpenOffice.org_project/300m9$Build-9358</meta:generator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